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514in" fo:margin-left="0.0035in" fo:margin-top="0in" fo:margin-bottom="0in" table:align="left" style:writing-mode="lr-tb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3.7507in"/>
    </style:style>
    <style:style style:name="Table1.D" style:family="table-column">
      <style:table-column-properties style:column-width="1.2049in"/>
    </style:style>
    <style:style style:name="Table1.1" style:family="table-row">
      <style:table-row-properties style:min-row-height="0.227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639in" fo:keep-together="auto"/>
    </style:style>
    <style:style style:name="Table2" style:family="table">
      <style:table-properties style:width="6.7007in" fo:margin-left="0.4035in" fo:margin-top="0in" fo:margin-bottom="0in" table:align="left" style:writing-mode="lr-tb"/>
    </style:style>
    <style:style style:name="Table2.A" style:family="table-column">
      <style:table-column-properties style:column-width="0.5868in"/>
    </style:style>
    <style:style style:name="Table2.B" style:family="table-column">
      <style:table-column-properties style:column-width="3.8799in"/>
    </style:style>
    <style:style style:name="Table2.C" style:family="table-column">
      <style:table-column-properties style:column-width="2.234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91in" fo:keep-together="auto"/>
    </style:style>
    <style:style style:name="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List_20_Paragraph">
      <style:paragraph-properties fo:margin-left="0.75in" fo:margin-right="0in" fo:text-indent="-0.25in" style:auto-text-indent="false"/>
      <style:text-properties officeooo:paragraph-rsid="0009a215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line-height="115%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Aptos"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Aptos" fo:font-size="12pt" officeooo:rsid="000955b7" officeooo:paragraph-rsid="000955b7" style:letter-kerning="true" style:font-name-asian="Aptos1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>
        <style:tab-stops>
          <style:tab-stop style:position="2.9563in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.3307in"/>
        </style:tab-stops>
      </style:paragraph-properties>
    </style:style>
    <style:style style:name="P17" style:family="paragraph" style:parent-style-name="Standard">
      <style:text-properties officeooo:rsid="000b5107" officeooo:paragraph-rsid="000b5107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20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3">
      <style:text-properties officeooo:paragraph-rsid="000a044a"/>
    </style:style>
    <style:style style:name="P29" style:family="paragraph" style:parent-style-name="Heading_20_3">
      <style:paragraph-properties fo:line-height="100%" fo:text-align="start" style:justify-single-word="false"/>
    </style:style>
    <style:style style:name="P30" style:family="paragraph" style:parent-style-name="List_20_Paragraph" style:list-style-name="L1">
      <style:paragraph-properties fo:margin-top="0in" fo:margin-bottom="0.111in" style:contextual-spacing="true"/>
      <style:text-properties officeooo:rsid="0009a215" officeooo:paragraph-rsid="000a044a"/>
    </style:style>
    <style:style style:name="P31" style:family="paragraph" style:parent-style-name="List_20_Paragraph">
      <style:paragraph-properties fo:margin-left="0.5in" fo:margin-right="0in" fo:text-indent="0in" style:auto-text-indent="false"/>
      <style:text-properties officeooo:rsid="000a044a" officeooo:paragraph-rsid="000a044a"/>
    </style:style>
    <style:style style:name="P32" style:family="paragraph" style:parent-style-name="List_20_Paragraph" style:list-style-name="L1">
      <style:paragraph-properties fo:margin-top="0in" fo:margin-bottom="0.111in" style:contextual-spacing="true"/>
      <style:text-properties officeooo:rsid="00153e6b" officeooo:paragraph-rsid="00153e6b"/>
    </style:style>
    <style:style style:name="P33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153e6b" officeooo:paragraph-rsid="00153e6b"/>
    </style:style>
    <style:style style:name="P34" style:family="paragraph" style:parent-style-name="Standard">
      <style:text-properties officeooo:rsid="00153e6b" officeooo:paragraph-rsid="00153e6b"/>
    </style:style>
    <style:style style:name="T1" style:family="text">
      <style:text-properties officeooo:rsid="000a044a"/>
    </style:style>
    <style:style style:name="T2" style:family="text">
      <style:text-properties officeooo:rsid="00145619"/>
    </style:style>
    <style:style style:name="T3" style:family="text">
      <style:text-properties officeooo:rsid="00153e6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Elektrotehnički fakultet u Beogradu</text:p>
      <text:p text:style-name="P9">SI3PSI Principi Softverskog Inženjerstva</text:p>
      <text:p text:style-name="P9"/>
      <text:p text:style-name="P9">Projekat Elektronski Dnevnik</text:p>
      <text:p text:style-name="P9"/>
      <text:p text:style-name="P10"/>
      <text:p text:style-name="P10">Specifikacija scenarija upotrebe funkcionalnosti</text:p>
      <text:p text:style-name="P10">registracija korisnika</text:p>
      <text:p text:style-name="P9"/>
      <text:p text:style-name="P9">Verzija 1.0</text:p>
      <text:p text:style-name="P8"/>
      <text:p text:style-name="P5"/>
      <text:p text:style-name="P3"><text:tab/>Istorija izmen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Datum</text:p>
          </table:table-cell>
          <table:table-cell table:style-name="Table1.A1" office:value-type="string">
            <text:p text:style-name="P18">Verzija</text:p>
          </table:table-cell>
          <table:table-cell table:style-name="Table1.A1" office:value-type="string">
            <text:p text:style-name="P18">Kratak opis</text:p>
          </table:table-cell>
          <table:table-cell table:style-name="Table1.A1" office:value-type="string">
            <text:p text:style-name="P18">Autor</text:p>
          </table:table-cell>
        </table:table-row>
        <table:table-row table:style-name="Table1.2">
          <table:table-cell table:style-name="Table1.A1" office:value-type="string">
            <text:p text:style-name="P18">15.4.2026.</text:p>
          </table:table-cell>
          <table:table-cell table:style-name="Table1.A1" office:value-type="string">
            <text:p text:style-name="P18">1.0</text:p>
          </table:table-cell>
          <table:table-cell table:style-name="Table1.A1" office:value-type="string">
            <text:p text:style-name="P19">Inicijalna verzija</text:p>
          </table:table-cell>
          <table:table-cell table:style-name="Table1.A1" office:value-type="string">
            <text:p text:style-name="P14">Vuk Dolijanović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P16"><text:tab/></text:p>
      <text:p text:style-name="P11"/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Sadržaj</text:p>
          </text:index-title>
          <text:p text:style-name="P23"><text:a xlink:type="simple" xlink:href="#__RefHeading___Toc4177_667440125" text:style-name="Index_20_Link" text:visited-style-name="Index_20_Link">1. Uvod<text:tab/>4</text:a></text:p>
          <text:p text:style-name="P24"><text:a xlink:type="simple" xlink:href="#__RefHeading___Toc4179_667440125" text:style-name="Index_20_Link" text:visited-style-name="Index_20_Link">1.1 Rezime<text:tab/>4</text:a></text:p>
          <text:p text:style-name="P24"><text:a xlink:type="simple" xlink:href="#__RefHeading___Toc4181_667440125" text:style-name="Index_20_Link" text:visited-style-name="Index_20_Link">1.2 Namena dokumenta i ciljne grupe<text:tab/>4</text:a></text:p>
          <text:p text:style-name="P24"><text:a xlink:type="simple" xlink:href="#__RefHeading___Toc4183_667440125" text:style-name="Index_20_Link" text:visited-style-name="Index_20_Link">1.3 Reference<text:tab/>4</text:a></text:p>
          <text:p text:style-name="P24"><text:a xlink:type="simple" xlink:href="#__RefHeading___Toc4185_667440125" text:style-name="Index_20_Link" text:visited-style-name="Index_20_Link">1.4 Otvorena pitanja<text:tab/>4</text:a></text:p>
          <text:p text:style-name="P23"><text:a xlink:type="simple" xlink:href="#__RefHeading___Toc4187_667440125" text:style-name="Index_20_Link" text:visited-style-name="Index_20_Link">2. Scenario registracije korisnika<text:tab/>4</text:a></text:p>
          <text:p text:style-name="P24"><text:a xlink:type="simple" xlink:href="#__RefHeading___Toc4189_667440125" text:style-name="Index_20_Link" text:visited-style-name="Index_20_Link">2.1 Kratak opis<text:tab/>4</text:a></text:p>
          <text:p text:style-name="P24"><text:a xlink:type="simple" xlink:href="#__RefHeading___Toc4191_667440125" text:style-name="Index_20_Link" text:visited-style-name="Index_20_Link">2.2 Tok događaja<text:tab/>4</text:a></text:p>
          <text:p text:style-name="P25"><text:a xlink:type="simple" xlink:href="#__RefHeading___Toc4193_667440125" text:style-name="Index_20_Link" text:visited-style-name="Index_20_Link">2.2.1 <text:s/>Izmena časa<text:tab/>4</text:a></text:p>
          <text:p text:style-name="P25"><text:a xlink:type="simple" xlink:href="#__RefHeading___Toc4195_667440125" text:style-name="Index_20_Link" text:visited-style-name="Index_20_Link">2.2.2 <text:s/>Kreiranje novog časa<text:tab/>5</text:a></text:p>
          <text:p text:style-name="P24"><text:a xlink:type="simple" xlink:href="#__RefHeading___Toc4197_667440125" text:style-name="Index_20_Link" text:visited-style-name="Index_20_Link">2.3 Posebni zahtevi<text:tab/>5</text:a></text:p>
          <text:p text:style-name="P24"><text:a xlink:type="simple" xlink:href="#__RefHeading___Toc4199_667440125" text:style-name="Index_20_Link" text:visited-style-name="Index_20_Link">2.4 <text:s/>Preduslovi<text:tab/>5</text:a></text:p>
          <text:p text:style-name="P24"><text:a xlink:type="simple" xlink:href="#__RefHeading___Toc4201_667440125" text:style-name="Index_20_Link" text:visited-style-name="Index_20_Link">2.5 Posledice<text:tab/>5</text:a></text:p>
        </text:index-body>
      </text:table-of-content>
      <text:p text:style-name="P16"/>
      <text:p text:style-name="P11"/>
      <text:h text:style-name="P27" text:outline-level="1"><text:bookmark-start text:name="__RefHeading___Toc4177_667440125"/><text:bookmark-start text:name="_Toc227175560"/>Uvod<text:bookmark-end text:name="__RefHeading___Toc4177_667440125"/><text:bookmark-end text:name="_Toc227175560"/></text:h>
      <text:h text:style-name="Heading_20_2" text:outline-level="2"><text:bookmark-start text:name="__RefHeading___Toc4179_667440125"/><text:bookmark-start text:name="_Toc227175561"/>Rezime<text:bookmark-end text:name="__RefHeading___Toc4179_667440125"/><text:bookmark-end text:name="_Toc227175561"/></text:h>
      <text:p text:style-name="Standard">Definisanje scenarija upotrebe pri <text:span text:style-name="T2">kreiranju i izmeni časova.</text:span></text:p>
      <text:h text:style-name="Heading_20_2" text:outline-level="2"><text:bookmark-start text:name="__RefHeading___Toc4181_667440125"/><text:bookmark-start text:name="_Toc227175562"/>Namena dokumenta i ciljne grupe<text:bookmark-end text:name="__RefHeading___Toc4181_667440125"/><text:bookmark-end text:name="_Toc227175562"/></text:h>
      <text:p text:style-name="Standard">Dokument će koristiti svi članovi projektnog tima u razvoju projekta i testiranju a može se koristiti i pri pisanju uputstva za upotrebu.</text:p>
      <text:h text:style-name="Heading_20_2" text:outline-level="2"><text:bookmark-start text:name="__RefHeading___Toc4183_667440125"/><text:bookmark-start text:name="_Toc227175563"/>Reference<text:bookmark-end text:name="__RefHeading___Toc4183_667440125"/><text:bookmark-end text:name="_Toc227175563"/></text:h>
      <text:p text:style-name="List_20_Paragraph">Projektni zadatak</text:p>
      <text:p text:style-name="List_20_Paragraph">Uputstvo za pisanje specifikacije scenarija upotrebe funkcionalnosti</text:p>
      <text:h text:style-name="Heading_20_2" text:outline-level="2"><text:bookmark-start text:name="__RefHeading___Toc4185_667440125"/><text:bookmark-start text:name="_Toc227175564"/>Otvorena pitanja<text:bookmark-end text:name="__RefHeading___Toc4185_667440125"/><text:bookmark-end text:name="_Toc227175564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R.Br.</text:p>
          </table:table-cell>
          <table:table-cell table:style-name="Table2.A1" office:value-type="string">
            <text:p text:style-name="P13">Opis</text:p>
          </table:table-cell>
          <table:table-cell table:style-name="Table2.A1" office:value-type="string">
            <text:p text:style-name="P13">Rešenje</text:p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Standard"/>
      <text:h text:style-name="Heading_20_1" text:outline-level="1"><text:bookmark-start text:name="__RefHeading___Toc4187_667440125"/><text:bookmark-start text:name="_Toc227175565"/>Scenario registracije korisnika<text:bookmark-end text:name="__RefHeading___Toc4187_667440125"/><text:bookmark-end text:name="_Toc227175565"/></text:h>
      <text:h text:style-name="Heading_20_2" text:outline-level="2"><text:bookmark-start text:name="__RefHeading___Toc4189_667440125"/><text:bookmark-start text:name="_Toc227175566"/>Kratak opis<text:bookmark-end text:name="__RefHeading___Toc4189_667440125"/><text:bookmark-end text:name="_Toc227175566"/></text:h>
      <text:p text:style-name="Standard">Postoji početni skup časova koji je definisan od strane administratora (srpski, matematika…) . Takođe, postoje i časovi koje direktor može da kreira i koji su specifični za tu školu (dodatna nastava / dopunska nastava, sekcije itd.). Prema tome, časovi mogu biti obavezni, neobavezni i izborni. Neobavezni časovi ne utiču na prosek i izostanke.</text:p>
      <text:h text:style-name="Heading_20_2" text:outline-level="2"><text:bookmark-start text:name="__RefHeading___Toc4191_667440125"/><text:bookmark-start text:name="_Toc227175567"/>Tok događaja<text:bookmark-end text:name="__RefHeading___Toc4191_667440125"/><text:bookmark-end text:name="_Toc227175567"/></text:h>
      <text:h text:style-name="P28" text:outline-level="3"><text:bookmark-start text:name="__RefHeading___Toc4193_667440125"/><text:span text:style-name="T1"><text:s/></text:span><text:span text:style-name="T3">Izmena časa</text:span><text:bookmark-end text:name="__RefHeading___Toc4193_667440125"/></text:h>
      <text:list xml:id="list3288622425" text:style-name="L1">
        <text:list-item>
          <text:p text:style-name="P30"><text:span text:style-name="T3">Direktoru se prikazuje spisak časova</text:span></text:p>
        </text:list-item>
        <text:list-item>
          <text:p text:style-name="P32">Direktor bura čas koji želi da izmeni, može da doda novog nastavnika i novo odeljenje na taj čas</text:p>
        </text:list-item>
        <text:list-item>
          <text:p text:style-name="P32">Direktor potvrđuje izmenu, čas je izmenjen</text:p>
        </text:list-item>
      </text:list>
      <text:p text:style-name="P7"><text:soft-page-break/></text:p>
      <text:p text:style-name="P31"/>
      <text:h text:style-name="P29" text:outline-level="3"><text:bookmark-start text:name="__RefHeading___Toc4195_667440125"/><text:s/><text:span text:style-name="T3">Kreiranje novog časa</text:span><text:bookmark-end text:name="__RefHeading___Toc4195_667440125"/></text:h>
      <text:list xml:id="list3547454010" text:style-name="L2">
        <text:list-item>
          <text:p text:style-name="P33">Direktor unosi naziv časa</text:p>
        </text:list-item>
        <text:list-item>
          <text:p text:style-name="P33">Direktor bira da li je čas obavezan, neobavezan ili izborni</text:p>
        </text:list-item>
        <text:list-item>
          <text:p text:style-name="P33">Direktor dodaje nastavnike na taj čas</text:p>
        </text:list-item>
        <text:list-item>
          <text:p text:style-name="P33">Direktor dodaje odeljenja na taj čas</text:p>
        </text:list-item>
        <text:list-item>
          <text:p text:style-name="P33">Direktor potvrđuje kreiranje novog časa, čas je izmenjen</text:p>
        </text:list-item>
      </text:list>
      <text:p text:style-name="P4"/>
      <text:p text:style-name="P4"/>
      <text:h text:style-name="Heading_20_2" text:outline-level="2"><text:bookmark-start text:name="__RefHeading___Toc4197_667440125"/><text:bookmark-start text:name="_Toc227175571"/>Posebni zahtevi<text:bookmark-end text:name="__RefHeading___Toc4197_667440125"/><text:bookmark-end text:name="_Toc227175571"/></text:h>
      <text:p text:style-name="P17">Nema posebnih zahteva</text:p>
      <text:h text:style-name="Heading_20_2" text:outline-level="2"><text:bookmark-start text:name="__RefHeading___Toc4199_667440125"/><text:s/><text:bookmark-start text:name="_Toc227175572"/>Preduslovi<text:bookmark-end text:name="__RefHeading___Toc4199_667440125"/><text:bookmark-end text:name="_Toc227175572"/></text:h>
      <text:p text:style-name="P17">Korisnik mora biti ulogovan i da ima ulogu <text:span text:style-name="T3">direktora</text:span>.</text:p>
      <text:p text:style-name="P17"><text:span text:style-name="T3">Obavezni časovi (p</text:span>redmeti<text:span text:style-name="T3">)</text:span> moraju da budu definisani od strane administratora.</text:p>
      <text:p text:style-name="P34">Odeljenja i nastavnici moraju biti definisani od strane direktora.</text:p>
      <text:h text:style-name="Heading_20_2" text:outline-level="2"><text:bookmark-start text:name="__RefHeading___Toc4201_667440125"/><text:bookmark-start text:name="_Toc227175573"/>Posledice<text:bookmark-end text:name="__RefHeading___Toc4201_667440125"/><text:bookmark-end text:name="_Toc227175573"/></text:h>
      <text:p text:style-name="P17">Podaci o <text:span text:style-name="T3">časovima i tome ko ih drži se ažuriraju u bazi, eventualno se i dodaju novi časovi.</text:span></text:p>
      <text:p text:style-name="P17">Podaci o <text:span text:style-name="T3">nastavnicima i odeljenjima se ažuriraju (koje časove drže nastavnici, i koji časovi se drže u nekom odeljenju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in" fo:margin-right="0in" fo:margin-top="0in" fo:margin-bottom="0.111in" style:contextual-spacing="false" fo:line-height="115%" fo:text-align="start" style:justify-single-word="false" fo:orphans="2" fo:widows="2" fo:hyphenation-ladder-count="no-limit" fo:text-indent="0in" style:auto-text-indent="false" style:writing-mode="lr-tb"/>
      <style:text-properties style:rfc-language-tag="sr-Latn-RS" fo:language="sr" fo:script="Latn" fo:country="R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left="0.4in" fo:margin-right="0in" fo:text-indent="0in" style:auto-text-indent="false"/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 fo:hyphenation-ladder-count="no-limit"/>
      <style:text-properties fo:font-size="16pt" fo:language="en" fo:country="US" style:letter-kerning="false" style:font-size-asian="16pt" style:font-size-complex="16pt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outline-level-style>
      <text:outline-level-style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outline-level-style>
      <text:outline-level-style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rektori</text:p>
        <text:p text:style-name="Header"/>
      </style:header>
      <style:footer>
        <text:p text:style-name="MP2"><text:page-number text:select-page="current">1</text:page-number>/<text:page-count style:num-format="1">5</text:page-count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</meta:initial-creator>
    <meta:editing-cycles>9</meta:editing-cycles>
    <meta:creation-date>2026-04-14T20:58:00</meta:creation-date>
    <dc:date>2026-04-16T02:00:31.705712919</dc:date>
    <meta:editing-duration>PT1H16M12S</meta:editing-duration>
    <meta:generator>LibreOffice/7.3.7.2$Linux_X86_64 LibreOffice_project/30$Build-2</meta:generator>
    <meta:document-statistic meta:table-count="2" meta:image-count="0" meta:object-count="0" meta:page-count="5" meta:paragraph-count="67" meta:word-count="360" meta:character-count="2267" meta:non-whitespace-character-count="1986"/>
    <meta:user-defined meta:name="AppVersion">16.0000</meta:user-defined>
    <meta:template xlink:type="simple" xlink:actuate="onRequest" xlink:title="Normal.dotm" xlink:href=""/>
  </office:meta>
</office:document-meta>
</file>